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10.354cm"/>
    </style:style>
    <style:style style:name="co9" style:family="table-column">
      <style:table-column-properties fo:break-before="auto" style:column-width="8.523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12.848cm"/>
    </style:style>
    <style:style style:name="ro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ackground-color="#00ccff" fo:border="0.002cm solid #000000"/>
      <style:text-properties fo:color="#000000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00ccff" fo:border="0.002cm solid #000000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order-bottom="none" fo:background-color="#cccccc" fo:border-left="0.088cm solid #000000" fo:border-right="none" fo:border-top="none"/>
    </style:style>
    <style:style style:name="ce8" style:family="table-cell" style:parent-style-name="Default">
      <style:table-cell-properties fo:border-bottom="none" fo:background-color="#ffffff" fo:border-left="0.088cm solid #000000" fo:border-right="none" fo:border-top="none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order-bottom="none" fo:background-color="#cccccc" fo:border-left="0.088cm solid #000000" fo:border-right="0.088cm solid #000000" fo:border-top="none"/>
    </style:style>
    <style:style style:name="ce14" style:family="table-cell" style:parent-style-name="Default">
      <style:table-cell-properties fo:border-bottom="none" fo:background-color="#ff3333" fo:border-left="0.088cm solid #000000" fo:border-right="0.088cm solid #000000" fo:border-top="none"/>
    </style:style>
    <style:style style:name="ce19" style:family="table-cell" style:parent-style-name="Default">
      <style:table-cell-properties fo:border-bottom="none" fo:background-color="#99ff66" fo:border-left="0.088cm solid #000000" fo:border-right="0.088cm solid #000000" fo:border-top="none"/>
    </style:style>
    <style:style style:name="ce20" style:family="table-cell" style:parent-style-name="Default">
      <style:table-cell-properties fo:border-bottom="none" fo:background-color="#ffcc00" fo:border-left="0.088cm solid #000000" fo:border-right="0.088cm solid #000000" fo:border-top="none"/>
    </style:style>
    <style:style style:name="ce21" style:family="table-cell" style:parent-style-name="Default">
      <style:table-cell-properties fo:border-bottom="none" fo:border-left="none" fo:border-right="0.088cm solid #000000" fo:border-top="none"/>
    </style:style>
    <style:style style:name="ce22" style:family="table-cell" style:parent-style-name="Default">
      <style:table-cell-properties fo:border-bottom="none" fo:background-color="#ffffff" fo:border-left="none" fo:border-right="0.088cm solid #000000" fo:border-top="non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eatures" table:style-name="ta1" table:print="false">
        <table:table-column table:style-name="co4" table:default-cell-style-name="ce3"/>
        <table:table-column table:style-name="co5" table:default-cell-style-name="ce10"/>
        <table:table-column table:style-name="co9" table:default-cell-style-name="Default"/>
        <table:table-column table:style-name="co10" table:default-cell-style-name="ce19"/>
        <table:table-column table:style-name="co11" table:default-cell-style-name="ce21"/>
        <table:table-column table:style-name="co6" table:number-columns-repeated="1018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6" office:value-type="string">
            <text:p>User Page</text:p>
          </table:table-cell>
          <table:table-cell table:style-name="ce6" office:value-type="string">
            <text:p>detail1 user features</text:p>
          </table:table-cell>
          <table:table-cell table:style-name="ce6" office:value-type="string">
            <text:p>detail2 user features</text:p>
          </table:table-cell>
          <table:table-cell table:style-name="ce6" office:value-type="string">
            <text:p>state</text:p>
          </table:table-cell>
          <table:table-cell table:style-name="ce6" office:value-type="string">
            <text:p>Comments/priority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Quit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11" office:value-type="string">
            <text:p>Choice selection sound</text:p>
          </table:table-cell>
          <table:table-cell table:style-name="ce12"/>
          <table:table-cell table:style-name="ce14" office:value-type="string">
            <text:p>KO</text:p>
          </table:table-cell>
          <table:table-cell table:style-name="ce22"/>
          <table:table-cell table:style-name="ce12" table:number-columns-repeated="1018"/>
        </table:table-row>
        <table:table-row table:style-name="ro1">
          <table:table-cell/>
          <table:table-cell office:value-type="string">
            <text:p>Putting a sad image in background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etting <text:s/>a Yes/No choic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ows to change selec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Credits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playing credit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LevelSelection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ound while changing selected level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Main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ound while changing selection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LevelEditor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lick <text:span text:style-name="T1">sound</text:span>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<text:span text:style-name="T1">Loading a </text:span>level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office:value-type="string">
            <text:p>Displaying a level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office:value-type="string">
            <text:p>Displaying available blocks in a toolsbox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office:value-type="string">
            <text:p>Displaying available bonus in a toolsbox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office:value-type="string">
            <text:p>Displaying available enemies in a toolsbox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office:value-type="string">
            <text:p>Changing the toolsbox content (enemies/blocks/bonus)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office:value-type="string">
            <text:p>Selecting a element from toolsBox</text:p>
          </table:table-cell>
          <table:table-cell/>
          <table:table-cell office:value-type="string">
            <text:p>OK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office:value-type="string">
            <text:p>Adding a element to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abling elements super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uto adjusting element 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leting a element from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1 to get help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uto saving mod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ossibility to add bonus in ''?'' block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playing a non editable pinguin at level star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playing a non editable igloo at level end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velling with left/right arrow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Game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table:style-name="ce9" office:value-type="string">
            <text:p>Heros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isplaying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Moving heros (left/right arrow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Jumping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Avoiding consecutive jump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Bouncing on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Colliding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Colliding with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Gathering <text:s/>bonus (eggs, fireflowers, coin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Throw fireball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+1 life when coins &gt;=100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estroying weak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Dying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Openning ''?''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Gathering coins <text:span text:style-name="T2">(only)</text:span> when hitting the under blo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eath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Jump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Gathering <text:s/>bonus sound 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Finishing the level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Multiple keys at the same tim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Pause in game mode (with Escape)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Ambiance music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Selection changement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Choice goBack/tryAgain/goBackMainMenu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Arrows to change selection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Escape to validat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Escape and back button to go ba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Level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isplay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isplay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isplay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isplaying lifeleft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12"/>
          <table:table-cell table:style-name="ce11" office:value-type="string">
            <text:p>Displaying coins Qty</text:p>
          </table:table-cell>
          <table:table-cell office:value-type="string">
            <text:p>OK</text:p>
          </table:table-cell>
          <table:table-cell table:style-name="ce22"/>
          <table:table-cell table:style-name="ce12" table:number-columns-repeated="1018"/>
        </table:table-row>
        <table:table-row table:style-name="ro2">
          <table:table-cell/>
          <table:table-cell table:style-name="Default"/>
          <table:table-cell table:style-name="ce10" office:value-type="string">
            <text:p>Displaying timeleft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Updat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Updat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Updat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Set a time limit on each level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10" office:value-type="string">
            <text:p>Special behaviour at 10 last second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Apply gravity to bonus (only coin &amp; egg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12"/>
          <table:table-cell table:style-name="ce11" office:value-type="string">
            <text:p>Ambiance music</text:p>
          </table:table-cell>
          <table:table-cell table:style-name="ce14" office:value-type="string">
            <text:p>KO</text:p>
          </table:table-cell>
          <table:table-cell table:style-name="ce22"/>
          <table:table-cell table:style-name="ce12" table:number-columns-repeated="1018"/>
        </table:table-row>
        <table:table-row table:style-name="ro1">
          <table:table-cell/>
          <table:table-cell table:style-name="ce9" office:value-type="string">
            <text:p>Enemies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No collision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Colliding with other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Colliding with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ie when go under the hero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ie when touching fireball/explosion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ie when tux hit the block unde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Death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Mr_bomb special behaviou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Mr_iceblock special behaviour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0" office:value-type="string">
            <text:p>(Final boss behaviour)</text:p>
          </table:table-cell>
          <table:table-cell table:style-name="ce14" office:value-type="string">
            <text:p>KO</text:p>
          </table:table-cell>
          <table:table-cell office:value-type="string">
            <text:p>If enough time...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Bugs/Improvements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1">
          <table:table-cell/>
          <table:table-cell office:value-type="string">
            <text:p>Random bugs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rror level with 0 enemy, 0 block or 0 bonus ?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reate a clickable GUI button objec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nglish mistake : ''ennemy'' =&gt;''enemy''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ug if deleting a block before adding it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uto placement bug when block.x &lt; 0 or block.y&lt;0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hek all memory destroyer(...) function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>
            <text:p>Realloc crashing sometimes in level editor mode</text:p>
          </table:table-cell>
          <table:table-cell/>
          <table:table-cell table:style-name="ce14" office:value-type="string">
            <text:p>KO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Default"/>
          <table:table-cell office:value-type="string">
            <text:p>Error if multiples play mode launchs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>
            <text:p>Bug with the break page when resume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>
            <text:p>Big memory leaks in game mode (0.5 Mo/sec)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>
            <text:p>SDL input key detection pb : cannot detect space if pressed in the same time as left and up</text:p>
          </table:table-cell>
          <table:table-cell/>
          <table:table-cell table:style-name="ce20" office:value-type="string">
            <text:p>KO</text:p>
          </table:table-cell>
          <table:table-cell table:style-name="Default" office:value-type="string">
            <text:p>Replace the space key by the « f » key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>
            <text:p>Bug on restart game : doesn't work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</table:table>
      <table:table table:name="objectList" table:style-name="ta1" table:print="false">
        <table:table-column table:style-name="co7" table:default-cell-style-name="Default"/>
        <table:table-column table:style-name="co6" table:default-cell-style-name="Default"/>
        <table:table-column table:style-name="co8" table:default-cell-style-name="ce3"/>
        <table:table-column table:style-name="co6" table:number-columns-repeated="2" table:default-cell-style-name="Default"/>
        <table:table-row table:style-name="ro2">
          <table:table-cell table:style-name="ce15" office:value-type="string">
            <text:p>Achievement per obje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table:style-name="ce16" office:value-type="string">
            <text:p>Type</text:p>
          </table:table-cell>
          <table:table-cell table:style-name="ce16" office:value-type="string">
            <text:p>Name</text:p>
          </table:table-cell>
          <table:table-cell table:style-name="ce16" office:value-type="string">
            <text:p>State</text:p>
          </table:table-cell>
          <table:table-cell table:style-name="ce18" office:value-type="string">
            <text:p>Comment</text:p>
          </table:table-cell>
        </table:table-row>
        <table:table-row table:style-name="ro2">
          <table:table-cell/>
          <table:table-cell table:style-name="ce17" office:value-type="string">
            <text:p>Model</text:p>
          </table:table-cell>
          <table:table-cell table:style-name="ce17" table:number-columns-repeated="3"/>
        </table:table-row>
        <table:table-row table:style-name="ro2">
          <table:table-cell table:number-columns-repeated="2"/>
          <table:table-cell office:value-type="string">
            <text:p>Colli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onu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lo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llisio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em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ireBulle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utto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lock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onus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emy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ireBullet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ro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ro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Ic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ranslatio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ame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Controller</text:p>
          </table:table-cell>
          <table:table-cell table:style-name="ce17" table:number-columns-repeated="3"/>
        </table:table-row>
        <table:table-row table:style-name="ro1">
          <table:table-cell table:number-columns-repeated="2"/>
          <table:table-cell office:value-type="string">
            <text:p>gui_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llider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emyBehaviou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ros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Icon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ranslation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ame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usicManager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View</text:p>
          </table:table-cell>
          <table:table-cell table:style-name="ce17" table:number-columns-repeated="3"/>
        </table:table-row>
        <table:table-row table:style-name="ro2">
          <table:table-cell table:number-columns-repeated="2"/>
          <table:table-cell office:value-type="string">
            <text:p>textLay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reak_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lp_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redits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ame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Editor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Selection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ain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quit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ettingsPage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Other</text:p>
          </table:table-cell>
          <table:table-cell table:style-name="ce17" table:number-columns-repeated="3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port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rrayProcess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oadImage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>
            <text:p>Total :</text:p>
          </table:table-cell>
          <table:table-cell table:style-name="ce15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29/09/2017</text:date>, <text:time>00:0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3:27:28.60</meta:creation-date>
    <dc:date>2017-09-29T00:03:58.39</dc:date>
    <meta:editing-duration>P4DT12H13M9S</meta:editing-duration>
    <meta:editing-cycles>143</meta:editing-cycles>
    <meta:generator>OpenOffice/4.1.2$Win32 OpenOffice.org_project/412m3$Build-9782</meta:generator>
    <meta:document-statistic meta:table-count="2" meta:cell-count="272" meta:object-count="0"/>
  </office:meta>
</office:document-meta>
</file>